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080000000811209E4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84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Stream Specification</text:p>
      <text:p text:style-name="Subtitle">Open Standard Interface</text:p>
      <text:p text:style-name="Subtitle">Version 0.1</text:p>
      <text:p text:style-name="Subtitle"/>
      <text:p text:style-name="Standard">Created: 2008-05-31</text:p>
      <text:p text:style-name="Standard">Authors: Rehno Lindeque</text:p>
      <text:p text:style-name="Standard">Revision History: </text:p>
      <text:p text:style-name="Standard"><text:tab/>2008-05-31 Rehno Lindeque – Created (ver 0.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Copyright © 2008 Rehno Lindeque</text:p>
      <text:h text:style-name="Heading_20_1" text:outline-level="1">Table Of Contents</text:h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"><text:a xlink:type="simple" xlink:href="#1.Table Of Contents|outline">Table Of Contents<text:tab/>2</text:a></text:p>
          <text:p text:style-name="P5"><text:a xlink:type="simple" xlink:href="#2.Introduction|outline">Introduction<text:tab/>3</text:a></text:p>
          <text:p text:style-name="P4"><text:a xlink:type="simple" xlink:href="#2.1.About OSI|outline">About OSI<text:tab/>3</text:a></text:p>
          <text:p text:style-name="P4"><text:a xlink:type="simple" xlink:href="#2.2.About OpenStream|outline">About OpenStream<text:tab/>3</text:a></text:p>
          <text:p text:style-name="P5"><text:a xlink:type="simple" xlink:href="#3.Licensing|outline">Licensing<text:tab/>5</text:a></text:p>
          <text:p text:style-name="P5"><text:a xlink:type="simple" xlink:href="#4.Conclusion|outline">Conclusion<text:tab/>6</text:a></text:p>
        </text:index-body>
      </text:table-of-content>
      <text:h text:style-name="Heading_20_1" text:outline-level="1">Introduction</text:h>
      <text:h text:style-name="Heading_20_2" text:outline-level="2">About OSI</text:h>
      <text:p text:style-name="Standard">The OSI, Open Standard Interfaces, is a set of specification meant to define a standard API.</text:p>
      <text:h text:style-name="Heading_20_2" text:outline-level="2">About OpenStream</text:h>
      <text:p text:style-name="Standard">OpenStream is an OSI for streaming communication between libraries, processes and threads. The specification defines an API that follows the OSI conventions and methodology. OpenStream defines a standard interface for thread-safe (usually lock-free) producer-consumer mechanisms. OpenStream also wraps pipes between programs and allows custom specification of pipe formats.</text:p>
      <text:h text:style-name="P2" text:outline-level="2"/>
      <text:h text:style-name="Heading_20_1" text:outline-level="1">Licensing</text:h>
      <text:p text:style-name="Standard">All rights reserved. Currently no use of OpenStream or its related implementation is allowed. This will change once the initial specifications has been completed and a business model is crystallized. Plans are to allow certain open source implementations free use of the API, but endorsement and use of related trademarks may require monetary compensation.</text:p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1" draw:display-name="Bitmape 1" xlink:href="Pictures/10000000000000080000000811209E42.png" xlink:type="simple" xlink:show="embed" xlink:actuate="onLoad"/>
    <draw:marker draw:name="_35_" draw:display-name="5" svg:viewBox="0 0 1 1" svg:d="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line-height="150%" fo:text-align="center" style:justify-single-word="false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7cm" fo:margin-right="0cm" fo:margin-top="0.423cm" fo:margin-bottom="0.106cm" fo:line-height="150%" fo:text-indent="0cm" style:auto-text-indent="false" fo:keep-with-next="always"/>
      <style:text-properties style:font-name="Arial" fo:font-size="20pt" fo:letter-spacing="0.071cm" fo:font-weight="bold" style:font-size-asian="20pt" style:font-weight-asian="bold" style:font-name-complex="Arial" style:font-size-complex="20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fo:font-variant="small-caps" style:font-name="Arial" fo:font-size="16pt" fo:font-weight="bold" style:font-size-asian="16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6.984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de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ogo" style:family="paragraph" style:parent-style-name="Title">
      <style:paragraph-properties fo:margin-top="0cm" fo:margin-bottom="0cm"/>
      <style:text-properties fo:color="#808080" fo:font-size="26pt" style:font-size-asian="26pt" style:font-size-complex="26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OpenParser Library Specifications Draft</dc:title>
    <meta:initial-creator>Raistlin Masjere</meta:initial-creator>
    <meta:creation-date>2006-06-23T21:53:00</meta:creation-date>
    <dc:creator>Raistlin Masjere</dc:creator>
    <dc:date>2008-12-16T08:34:44</dc:date>
    <meta:editing-cycles>162</meta:editing-cycles>
    <meta:editing-duration>PT18H3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3" meta:word-count="175" meta:character-count="1174"/>
  </office:meta>
</office:document-meta>
</file>